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2" style:family="table-cell" style:parent-style-name="Normal_32_5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fo:font-size="11pt" style:font-size-asian="11pt" style:font-size-complex="11pt" style:font-family-generic="swiss"/>
    </style:style>
    <style:style style:name="ce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e4" style:family="table-cell" style:parent-style-name="Default" style:data-style-name="N3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7.858125cm" style:use-optimal-column-width="true"/>
    </style:style>
    <style:style style:name="co8" style:family="table-column">
      <style:table-column-properties fo:break-before="auto" style:column-width="18.0445833333333cm" style:use-optimal-column-width="true"/>
    </style:style>
    <style:style style:name="co9" style:family="table-column">
      <style:table-column-properties fo:break-before="auto" style:column-width="40.3489583333333cm" style:use-optimal-column-width="true"/>
    </style:style>
    <style:style style:name="co10" style:family="table-column">
      <style:table-column-properties fo:break-before="auto" style:column-width="3.571875cm" style:use-optimal-column-width="true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06916666666667cm" style:use-optimal-column-width="true"/>
    </style:style>
    <style:style style:name="co13" style:family="table-column">
      <style:table-column-properties fo:break-before="auto" style:column-width="5.68854166666667cm" style:use-optimal-column-width="true"/>
    </style:style>
    <style:style style:name="co14" style:family="table-column">
      <style:table-column-properties fo:break-before="auto" style:column-width="16.8275cm" style:use-optimal-column-width="true"/>
    </style:style>
    <style:style style:name="co15" style:family="table-column">
      <style:table-column-properties fo:break-before="auto" style:column-width="4.10104166666667cm" style:use-optimal-column-width="true"/>
    </style:style>
    <style:style style:name="co16" style:family="table-column">
      <style:table-column-properties fo:break-before="auto" style:column-width="16.5364583333333cm" style:use-optimal-column-width="true"/>
    </style:style>
    <style:style style:name="co17" style:family="table-column">
      <style:table-column-properties fo:break-before="auto" style:column-width="2.2225cm" style:use-optimal-column-width="true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s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State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eography-06-t1-rev-ep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ාසලක පිහිටීම හඳුනා ගැනීම, පරිපාලනය, හා පාසල අවට වටපිටාවේ කාලගුණය යන පාඩම් පිළිබඳ වැඩිදුරටත් ආවරණය කෙරේ.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eography-06-t2-rev-ep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ාසල හා අවට වටපිටාවේ කාලගුණය හා පාසල අවට වටපිටාවේ භූ දර්ශනය යන පාඩම් පිළිබඳ වැඩිදුරටත් ආවරණය කෙරේ.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eography-06-t3-rev-ep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මෙම ඒකකයෙන් නිවස අවට වටපිටාවේ භූමියේ ස්වභාවය හා තම නිවස අවට වටපිටාව යහපත්ව පවත්වා ගැනීම යන පාඩම් ඒකකයන් ආවරණය කරයි.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eography-06-t3-rev-ep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පුනරීක්ෂණ</text:p>
          </table:table-cell>
          <table:table-cell office:value-type="string" table:style-name="ce2">
            <text:p>මෙම ඒකකයෙන් තම නිවස අවට වටපිටාව යහපත්ව පවත්වා ගැනීම හා ශ‍්‍රී ලංකාවේ පිහිටීම යන පාඩම් ඒකකයන් ආවරණය කරයි.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1-rev-ep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 මාලාව යටතේ ස්ථානීය අගය නිමානය සහ වැටයීම යන පාඩම් නැවත ආවරණය කිරීම.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1-rev-ep32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 මාලාව යටතේ වෘත්ත කාලය පූර්ණ සංඛ්‍යා මත ගණිත කර්ම වන එකතු කිරීම, අඩු කිරීම, ගුණ කිරීම හා බෙදීම යන පාඩම් නැවත ආවරණය කිරීම.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1-rev-ep3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 මාලාව යටතේ කෝණ, දිශා සංඛ්‍යා රේඛා වල කාලය යන පාඩම් නැවත ආවරණය කෙරේ.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2-rev-ep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තේරීම භාග හා සංඛ්‍යා වර්ග හා සංඛ්‍යා රටා යන පාඩම් ආවරණය කෙරේ.</text:p>
          </table:table-cell>
          <table:table-cell table:style-name="ce3"/>
          <table:table-cell table:number-columns-repeated="5" table:style-name="ce1"/>
          <table:table-cell table:style-name="ce4"/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2-rev-ep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සරල රේඛීය තරල රූප, දශම සංඛ්‍යාව් වර්ග හා සංඛ්‍යා රටා යන පාඩම් ආවරණය කෙරේ.</text:p>
          </table:table-cell>
          <table:table-cell table:style-name="ce3"/>
          <table:table-cell table:number-columns-repeated="5" table:style-name="ce1"/>
          <table:table-cell table:style-name="ce4"/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2-rev-ep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දිග හා ද්‍රව මිනුම් යන පාඩම් ආවරණය කෙරේ.</text:p>
          </table:table-cell>
          <table:table-cell table:style-name="ce3"/>
          <table:table-cell table:number-columns-repeated="5" table:style-name="ce1"/>
          <table:table-cell table:style-name="ce4"/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වීජිය සංකේත යන ඒකකය ආවරණය වේ.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දත්ත රැස් කිරිම හා නිරුපණය යන ඒකකය ආවරණය වේ.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වීජීය ප‍්‍රකාශන ගොඩනැගිම හා ආදේශය ස්කන්ධය සහ අනුපාත යන ඒකක ආවරණය වේ.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දත්ත අර්ථකථනය යන ඒකකය ආවරණය වේ.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දර්ශක යන ඒකකය ආවරණය වේ.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aths-06-t3-rev-ep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යටතේ වර්ගඵලය යන ඒකකය ආවරණය වේ.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1-rev-ep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ජෛව ලෝකයේ අසිරිය, අප අවට ඇති දේ යන පාඩම්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1-rev-ep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ජලය ස්වභාවික සම්පතක් ලෙස, එදිනෙදා ජීවිතයේ දී ශක්තිය යන පාඩම්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1-rev-ep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ආලෝකය සහ පෙනීම පාඩම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2-rev-ep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ආලෝකය සහ පෙනීම, ශබ්දය සහ ඇසීම, චුම්බක යන පාඩම්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2-rev-ep3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ආලෝකය සහ පෙනීම, ශබ්දය සහ ඇසීම, චුම්බක යන පාඩම්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2-rev-ep3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මෙම පුනරීක්ෂණය මගින් ආලෝකය සහ පෙනීම, ශබ්දය සහ ඇසීම, චුම්බක යන පාඩම් ආවරණය කරයි.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3-rev-ep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ළමු, දෙවන සහ තෙවන වාරයන්ට අදාළ පාඩම් ඇසුරින් ප‍්‍රශ්ණ සාකාච්ඡා කිරීම හා එ්වාට අදාළ පිළිතුරු පැහැදිලි කිරීම.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3-rev-ep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ළමු, දෙවන සහ තෙවන වාරයන්ට අදාළ පාඩම් ඇසුරින් ප‍්‍රශ්ණ සාකාච්ඡා කිරීම හා එ්වාට අදාළ පිළිතුරු පැහැදිලි කිරීම.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3-rev-ep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ළමු, දෙවන සහ තෙවන වාරයන්ට අදාළ පාඩම් ඇසුරින් ප‍්‍රශ්ණ සාකාච්ඡා කිරීම හා එ්වාට අදාළ පිළිතුරු පැහැදිලි කිරීම.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3-rev-ep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ළමු, දෙවන සහ තෙවන වාරයන්ට අදාළ පාඩම් ඇසුරින් ප‍්‍රශ්ණ සාකාච්ඡා කිරීම හා එ්වාට අදාළ පිළිතුරු පැහැදිලි කිරීම.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6" table:style-name="ce1">
            <text:p>20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cience-06-t3-rev-ep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ුනරීක්ෂණ</text:p>
          </table:table-cell>
          <table:table-cell office:value-type="string" table:style-name="ce1">
            <text:p>පළමු, දෙවන සහ තෙවන වාරයන්ට අදාළ පාඩම් ඇසුරින් ප‍්‍රශ්ණ සාකාච්ඡා කිරීම හා එ්වාට අදාළ පිළිතුරු පැහැදිලි කිරීම.</text:p>
          </table:table-cell>
          <table:table-cell table:number-columns-repeated="16374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fo:font-size="10pt" style:font-size-asian="10pt" style:font-size-complex="10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2" style:display-name="Result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Result2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STRIX</meta:initial-creator>
    <dc:creator>edu</dc:creator>
    <meta:creation-date>2022-05-03T17:47:56Z</meta:creation-date>
    <dc:date>2022-07-18T04:01:20Z</dc:date>
    <meta:editing-cycles>18</meta:editing-cycles>
    <meta:editing-duration>PT4073S</meta:editing-duration>
  </office:meta>
</office:document-meta>
</file>